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6c9" officeooo:paragraph-rsid="0009b6c9"/>
    </style:style>
    <style:style style:name="P2" style:family="paragraph" style:parent-style-name="Standard">
      <style:text-properties officeooo:rsid="0009b6c9" officeooo:paragraph-rsid="000f199f"/>
    </style:style>
    <style:style style:name="P3" style:family="paragraph" style:parent-style-name="Standard">
      <style:text-properties officeooo:rsid="000f199f" officeooo:paragraph-rsid="000f199f"/>
    </style:style>
    <style:style style:name="T1" style:family="text">
      <style:text-properties officeooo:rsid="000f199f"/>
    </style:style>
    <style:style style:name="T2" style:family="text">
      <style:text-properties officeooo:rsid="0009b6c9"/>
    </style:style>
    <style:style style:name="T3" style:family="text">
      <style:text-properties officeooo:rsid="0010e31d"/>
    </style:style>
    <style:style style:name="T4" style:family="text">
      <style:text-properties officeooo:rsid="0011b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Bueno, p</text:span>ues como <text:span text:style-name="T3">podéis</text:span> ver, <text:span text:style-name="T1">aquí </text:span>hemos creado unas profile cards <text:span text:style-name="T4">de cada una de nosotras </text:span>con una <text:span text:style-name="T3">f</text:span>oto <text:span text:style-name="T1">y</text:span> una breve descripción <text:span text:style-name="T3">para conocernos mejor. Además, tenemos los links a nuestras redes sociales facilitando una vía de contacto y de seguimiento de nuestro trabajo. Aquí podemos ver nuestros TW, GH, Li y correo.</text:span></text:p>
      <text:p text:style-name="P2"/>
      <text:p text:style-name="P3">En cuanto al diseño, hemos <text:span text:style-name="T4">usado una animación en el hover de los links que </text:span>lo <text:span text:style-name="T2">hace más atractivo y </text:span>facilita<text:span text:style-name="T2"> la interacción con el</text:span> usuario.</text:p>
      <text:p text:style-name="P3"/>
      <text:p text:style-name="P3">Por otra parte, m<text:span text:style-name="T2">ientras que en móvil hemos centrado el contenido para facilitar su lectura, en tablet y escritorio hemos optado por un diseño más aireado y acorde a formatos más grandes, </text:span>que nos <text:span text:style-name="T3">ofrecen mayor juego de posicionamiento.</text:span></text:p>
      <text:p text:style-name="P1"/>
      <text:p text:style-name="P1">Ahora Melisa nos va a describir el funcionamiento del footer. Grac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8:39:49.944876738</meta:creation-date>
    <dc:date>2019-11-08T12:03:50.378748846</dc:date>
    <meta:editing-duration>PT54M4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30" meta:character-count="761" meta:non-whitespace-character-count="635"/>
  </office:meta>
</office:document-meta>
</file>